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4.7604in" style:use-optimal-column-width="false"/>
    </style:style>
    <style:style style:name="Table2" style:family="table">
      <style:table-properties style:width="4.7604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104in solid #808080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6" style:parent-style-name="TableContents" style:family="paragraph">
      <style:text-properties fo:font-weight="bold" style:font-weight-asian="bold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9" style:parent-style-name="TableContents" style:family="paragraph">
      <style:text-properties fo:font-weight="bold" style:font-weight-asian="bold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2" style:parent-style-name="TableContents" style:family="paragraph">
      <style:text-properties fo:font-weight="bold" style:font-weight-asian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5" style:parent-style-name="TableContents" style:family="paragraph">
      <style:text-properties fo:font-weight="bold" style:font-weight-asian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8" style:parent-style-name="TableContents" style:family="paragraph">
      <style:text-properties fo:font-weight="bold" style:font-weight-asian="bold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21" style:parent-style-name="TableContents" style:family="paragraph">
      <style:text-properties fo:font-weight="bold" style:font-weight-asian="bold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10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24" style:parent-style-name="TableContents" style:family="paragraph">
      <style:text-properties fo:font-weight="bold" style:font-weight-asian="bold"/>
    </style:style>
    <style:style style:name="P25" style:parent-style-name="TableContents" style:family="paragraph">
      <style:text-properties fo:font-weight="bold" style:font-weight-asian="bold"/>
    </style:style>
    <style:style style:name="P26" style:parent-style-name="Standard" style:family="paragraph">
      <style:paragraph-properties fo:break-before="page"/>
    </style:style>
    <style:style style:name="TableColumn28" style:family="table-column">
      <style:table-column-properties style:column-width="4.7604in" style:use-optimal-column-width="false"/>
    </style:style>
    <style:style style:name="Table27" style:family="table">
      <style:table-properties style:width="4.7604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104in solid #808080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1" style:parent-style-name="TableContents" style:family="paragraph">
      <style:text-properties fo:font-weight="bold" style:font-weight-asian="bold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4" style:parent-style-name="TableContents" style:family="paragraph">
      <style:text-properties fo:font-weight="bold" style:font-weight-asian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37" style:parent-style-name="TableContents" style:family="paragraph">
      <style:text-properties fo:font-weight="bold" style:font-weight-asian="bold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40" style:parent-style-name="TableContents" style:family="paragraph">
      <style:text-properties fo:font-weight="bold" style:font-weight-asian="bold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43" style:parent-style-name="TableContents" style:family="paragraph">
      <style:text-properties fo:font-weight="bold" style:font-weight-asian="bold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46" style:parent-style-name="TableContents" style:family="paragraph">
      <style:text-properties fo:font-weight="bold" style:font-weight-asian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10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49" style:parent-style-name="TableContents" style:family="paragraph">
      <style:text-properties fo:font-weight="bold" style:font-weight-asian="bold"/>
    </style:style>
    <style:style style:name="P50" style:parent-style-name="TableContents" style:family="paragraph">
      <style:text-properties fo:font-weight="bold" style:font-weight-asian="bold"/>
    </style:style>
    <style:style style:name="P51" style:parent-style-name="Standard" style:family="paragraph">
      <style:paragraph-properties fo:break-before="page"/>
    </style:style>
    <style:style style:name="TableColumn53" style:family="table-column">
      <style:table-column-properties style:column-width="4.7604in" style:use-optimal-column-width="false"/>
    </style:style>
    <style:style style:name="Table52" style:family="table">
      <style:table-properties style:width="4.7604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104in solid #808080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56" style:parent-style-name="TableContents" style:family="paragraph">
      <style:text-properties fo:font-weight="bold" style:font-weight-asian="bold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59" style:parent-style-name="TableContents" style:family="paragraph">
      <style:text-properties fo:font-weight="bold" style:font-weight-asian="bold"/>
    </style:style>
    <style:style style:name="T60" style:parent-style-name="Fuentedepárrafopredeter." style:family="text">
      <style:text-properties fo:font-style="italic" style:font-style-asian="italic" style:font-style-complex="italic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63" style:parent-style-name="TableContents" style:family="paragraph">
      <style:text-properties fo:font-weight="bold" style:font-weight-asian="bold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66" style:parent-style-name="TableContents" style:family="paragraph">
      <style:text-properties fo:font-weight="bold" style:font-weight-asian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69" style:parent-style-name="TableContents" style:family="paragraph">
      <style:text-properties fo:font-weight="bold" style:font-weight-asian="bold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72" style:parent-style-name="TableContents" style:family="paragraph">
      <style:text-properties fo:font-weight="bold" style:font-weight-asian="bold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10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75" style:parent-style-name="TableContents" style:family="paragraph">
      <style:text-properties fo:font-weight="bold" style:font-weight-asian="bold"/>
    </style:style>
    <style:style style:name="P76" style:parent-style-name="TableContents" style:family="paragraph">
      <style:text-properties fo:font-weight="bold" style:font-weight-asian="bold"/>
    </style:style>
    <style:style style:name="P77" style:parent-style-name="Standard" style:family="paragraph">
      <style:paragraph-properties fo:break-before="page"/>
    </style:style>
    <style:style style:name="TableColumn79" style:family="table-column">
      <style:table-column-properties style:column-width="4.7604in" style:use-optimal-column-width="false"/>
    </style:style>
    <style:style style:name="Table78" style:family="table">
      <style:table-properties style:width="4.7604in" fo:margin-left="0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104in solid #808080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82" style:parent-style-name="TableContents" style:family="paragraph">
      <style:text-properties fo:font-weight="bold" style:font-weight-asian="bold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85" style:parent-style-name="TableContents" style:family="paragraph">
      <style:text-properties fo:font-weight="bold" style:font-weight-asian="bold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88" style:parent-style-name="TableContents" style:family="paragraph">
      <style:text-properties fo:font-weight="bold" style:font-weight-asian="bold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91" style:parent-style-name="TableContents" style:family="paragraph">
      <style:text-properties fo:font-weight="bold" style:font-weight-asian="bold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94" style:parent-style-name="TableContents" style:family="paragraph">
      <style:text-properties fo:font-weight="bold" style:font-weight-asian="bold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97" style:parent-style-name="TableContents" style:family="paragraph">
      <style:text-properties fo:font-weight="bold" style:font-weight-asian="bold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10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100" style:parent-style-name="TableContents" style:family="paragraph">
      <style:text-properties fo:font-weight="bold" style:font-weight-asian="bold"/>
    </style:style>
    <style:style style:name="P101" style:parent-style-name="TableContents" style:family="paragraph">
      <style:text-properties fo:font-weight="bold" style:font-weight-asian="bold"/>
    </style:style>
    <style:style style:name="P102" style:parent-style-name="Normal" style:family="paragraph">
      <style:paragraph-properties fo:break-before="page"/>
    </style:style>
    <style:style style:name="TableColumn104" style:family="table-column">
      <style:table-column-properties style:column-width="4.7604in" style:use-optimal-column-width="false"/>
    </style:style>
    <style:style style:name="Table103" style:family="table">
      <style:table-properties style:width="4.7604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104in solid #808080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07" style:parent-style-name="TableContents" style:family="paragraph">
      <style:text-properties fo:font-weight="bold" style:font-weight-asian="bold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10" style:parent-style-name="TableContents" style:family="paragraph">
      <style:text-properties fo:font-weight="bold" style:font-weight-asian="bold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13" style:parent-style-name="TableContents" style:family="paragraph">
      <style:text-properties fo:font-weight="bold" style:font-weight-asian="bold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16" style:parent-style-name="TableContents" style:family="paragraph">
      <style:text-properties fo:font-weight="bold" style:font-weight-asian="bold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19" style:parent-style-name="TableContents" style:family="paragraph">
      <style:text-properties fo:font-weight="bold" style:font-weight-asian="bold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104in solid #808080" fo:border-bottom="0.0034in solid #808080" fo:border-right="0.0104in solid #808080" style:writing-mode="lr-tb" fo:padding-top="0.0194in" fo:padding-left="0.0194in" fo:padding-bottom="0.0194in" fo:padding-right="0.0194in"/>
    </style:style>
    <style:style style:name="P122" style:parent-style-name="TableContents" style:family="paragraph">
      <style:text-properties fo:font-weight="bold" style:font-weight-asian="bold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104in solid #808080" fo:border-bottom="0.0104in solid #808080" fo:border-right="0.0104in solid #808080" style:writing-mode="lr-tb" fo:padding-top="0.0194in" fo:padding-left="0.0194in" fo:padding-bottom="0.0194in" fo:padding-right="0.0194in"/>
    </style:style>
    <style:style style:name="P125" style:parent-style-name="TableContents" style:family="paragraph">
      <style:text-properties fo:font-weight="bold" style:font-weight-asian="bold"/>
    </style:style>
    <style:style style:name="P126" style:parent-style-name="TableContents" style:family="paragraph">
      <style:text-properties fo:font-weight="bold" style:font-weight-asian="bold"/>
    </style:style>
  </office:automatic-styles>
  <office:body>
    <office:text text:use-soft-page-breaks="true">
      <text:p text:style-name="P1"><text:bookmark-start text:name="yui_3_18_1_1_1707985924884_62"/><text:bookmark-start text:name="yui_3_18_1_1_1707985924884_61"/><text:bookmark-end text:name="yui_3_18_1_1_1707985924884_62"/><text:bookmark-end text:name="yui_3_18_1_1_1707985924884_61"/>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Nombre caso de prueba: CP<text:bookmark-start text:name="yui_3_18_1_1_1707985924884_60"/><text:bookmark-start text:name="yui_3_18_1_1_1707985924884_59"/><text:bookmark-end text:name="yui_3_18_1_1_1707985924884_60"/><text:bookmark-end text:name="yui_3_18_1_1_1707985924884_59"/>F1</text:p>
          </table:table-cell>
        </table:table-row>
        <table:table-row table:style-name="TableRow7">
          <table:table-cell table:style-name="TableCell8">
            <text:p text:style-name="P9">Tipo de prueba</text:p>
            <text:p text:style-name="TableContents"> </text:p>
            <text:p text:style-name="TableContents">Formularios</text:p>
          </table:table-cell>
        </table:table-row>
        <table:table-row table:style-name="TableRow10">
          <table:table-cell table:style-name="TableCell11">
            <text:p text:style-name="P12">Descripción</text:p>
            <text:p text:style-name="TableContents"> </text:p>
            <text:p text:style-name="TableContents">La web debe permitir introducir datos en los formularios sin error.</text:p>
          </table:table-cell>
        </table:table-row>
        <table:table-row table:style-name="TableRow13">
          <table:table-cell table:style-name="TableCell14">
            <text:p text:style-name="P15">Prerrequisitos</text:p>
            <text:p text:style-name="TableContents"> </text:p>
            <text:p text:style-name="TableContents">N/A </text:p>
          </table:table-cell>
        </table:table-row>
        <table:table-row table:style-name="TableRow16">
          <table:table-cell table:style-name="TableCell17">
            <text:p text:style-name="P18">Pasos</text:p>
            <text:p text:style-name="TableContents"> </text:p>
            <text:p text:style-name="TableContents">Introducir el nombre, teléfono, email y un mensaje</text:p>
            <text:p text:style-name="TableContents"> </text:p>
          </table:table-cell>
        </table:table-row>
        <table:table-row table:style-name="TableRow19">
          <table:table-cell table:style-name="TableCell20">
            <text:p text:style-name="P21">Resultado esperado</text:p>
            <text:p text:style-name="TableContents"> </text:p>
            <text:p text:style-name="TableContents">La página web permite introducir los datos OK.</text:p>
          </table:table-cell>
        </table:table-row>
        <table:table-row table:style-name="TableRow22">
          <table:table-cell table:style-name="TableCell23">
            <text:p text:style-name="P24">Resultado Obtenido</text:p>
            <text:p text:style-name="P25"/>
            <text:p text:style-name="TableContents">La página web permite introducir los datos OK.</text:p>
          </table:table-cell>
        </table:table-row>
      </table:table>
      <text:p text:style-name="Textbody"><text:line-break/></text:p>
      <text:p text:style-name="Textbody"/>
      <text:p text:style-name="P26"><text:bookmark-start text:name="yui_3_18_1_1_1707985924884_621"/><text:bookmark-start text:name="yui_3_18_1_1_1707985924884_611"/><text:bookmark-end text:name="yui_3_18_1_1_1707985924884_621"/><text:bookmark-end text:name="yui_3_18_1_1_1707985924884_611"/></text:p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P31">Nombre caso de prueba: CPCH1</text:p>
          </table:table-cell>
        </table:table-row>
        <table:table-row table:style-name="TableRow32">
          <table:table-cell table:style-name="TableCell33">
            <text:p text:style-name="P34">Tipo de prueba</text:p>
            <text:p text:style-name="TableContents"> </text:p>
            <text:p text:style-name="TableContents">Click checkbox</text:p>
          </table:table-cell>
        </table:table-row>
        <table:table-row table:style-name="TableRow35">
          <table:table-cell table:style-name="TableCell36">
            <text:p text:style-name="P37">Descripción</text:p>
            <text:p text:style-name="TableContents"> </text:p>
            <text:p text:style-name="TableContents">La página web debe permitir<text:s/>realizar click en el check de aceptación de condiciones</text:p>
          </table:table-cell>
        </table:table-row>
        <table:table-row table:style-name="TableRow38">
          <table:table-cell table:style-name="TableCell39">
            <text:p text:style-name="P40">Prerrequisitos</text:p>
            <text:p text:style-name="TableContents"> </text:p>
            <text:p text:style-name="TableContents">N/A </text:p>
          </table:table-cell>
        </table:table-row>
        <table:table-row table:style-name="TableRow41">
          <table:table-cell table:style-name="TableCell42">
            <text:p text:style-name="P43">Pasos</text:p>
            <text:p text:style-name="TableContents"> </text:p>
            <text:p text:style-name="TableContents">Realizar click en el checkbox</text:p>
            <text:p text:style-name="TableContents"> </text:p>
          </table:table-cell>
        </table:table-row>
        <table:table-row table:style-name="TableRow44">
          <table:table-cell table:style-name="TableCell45">
            <text:p text:style-name="P46">Resultado esperado</text:p>
            <text:p text:style-name="TableContents"> </text:p>
            <text:p text:style-name="TableContents">La página web debe permitir realizar el check</text:p>
          </table:table-cell>
        </table:table-row>
        <table:table-row table:style-name="TableRow47">
          <table:table-cell table:style-name="TableCell48">
            <text:p text:style-name="P49">Resultado Obtenido</text:p>
            <text:p text:style-name="P50"/>
            <text:p text:style-name="TableContents">La página web NO permite realizar click en el<text:s/>cuadro del check, sólo en el texto “He leido y acepto las condiciones” lo cual nos lleva a un error en el diseño de la página.</text:p>
          </table:table-cell>
        </table:table-row>
      </table:table>
      <text:p text:style-name="Textbody"/>
      <text:p text:style-name="Textbody"/>
      <text:p text:style-name="P51"><text:bookmark-start text:name="yui_3_18_1_1_1707985924884_6211"/><text:bookmark-start text:name="yui_3_18_1_1_1707985924884_6111"/><text:bookmark-end text:name="yui_3_18_1_1_1707985924884_6211"/><text:bookmark-end text:name="yui_3_18_1_1_1707985924884_6111"/></text:p>
      <table:table table:style-name="Table52">
        <table:table-columns>
          <table:table-column table:style-name="TableColumn53"/>
        </table:table-columns>
        <table:table-row table:style-name="TableRow54">
          <table:table-cell table:style-name="TableCell55">
            <text:p text:style-name="P56">Nombre caso de prueba: CPB1</text:p>
          </table:table-cell>
        </table:table-row>
        <table:table-row table:style-name="TableRow57">
          <table:table-cell table:style-name="TableCell58">
            <text:p text:style-name="P59">Tipo de prueba</text:p>
            <text:p text:style-name="TableContents"> </text:p>
            <text:p text:style-name="TableContents">Click<text:s/><text:span text:style-name="T60">button</text:span></text:p>
          </table:table-cell>
        </table:table-row>
        <table:table-row table:style-name="TableRow61">
          <table:table-cell table:style-name="TableCell62">
            <text:p text:style-name="P63">Descripción</text:p>
            <text:p text:style-name="TableContents"> </text:p>
            <text:p text:style-name="TableContents">La página web debe permitir realizar click en el<text:s/>botón de enviar formulario sin error.</text:p>
          </table:table-cell>
        </table:table-row>
        <table:table-row table:style-name="TableRow64">
          <table:table-cell table:style-name="TableCell65">
            <text:p text:style-name="P66">Prerrequisitos</text:p>
            <text:p text:style-name="TableContents"> </text:p>
            <text:p text:style-name="TableContents">N/A </text:p>
          </table:table-cell>
        </table:table-row>
        <table:table-row table:style-name="TableRow67">
          <table:table-cell table:style-name="TableCell68">
            <text:p text:style-name="P69">Pasos</text:p>
            <text:p text:style-name="TableContents"> </text:p>
            <text:p text:style-name="TableContents">1. Cubrir el formulario.</text:p>
            <text:p text:style-name="TableContents">2. Realizar click en el texto de aceptar los términos.</text:p>
            <text:p text:style-name="TableContents">3. Realizar click en el botón enviar formulario.</text:p>
            <text:p text:style-name="TableContents"> </text:p>
          </table:table-cell>
        </table:table-row>
        <table:table-row table:style-name="TableRow70">
          <table:table-cell table:style-name="TableCell71">
            <text:p text:style-name="P72">Resultado esperado</text:p>
            <text:p text:style-name="TableContents"> </text:p>
            <text:p text:style-name="TableContents">La página web debe enviar el formulario.</text:p>
          </table:table-cell>
        </table:table-row>
        <table:table-row table:style-name="TableRow73">
          <table:table-cell table:style-name="TableCell74">
            <text:p text:style-name="P75">Resultado Obtenido</text:p>
            <text:p text:style-name="P76"/>
            <text:p text:style-name="TableContents">La página web envíael formulario correctamente.</text:p>
          </table:table-cell>
        </table:table-row>
      </table:table>
      <text:p text:style-name="Textbody"/>
      <text:p text:style-name="Textbody"/>
      <text:p text:style-name="Textbody"/>
      <text:p text:style-name="P77"><text:bookmark-start text:name="yui_3_18_1_1_1707985924884_62111"/><text:bookmark-start text:name="yui_3_18_1_1_1707985924884_61111"/><text:bookmark-end text:name="yui_3_18_1_1_1707985924884_62111"/><text:bookmark-end text:name="yui_3_18_1_1_1707985924884_61111"/></text:p>
      <table:table table:style-name="Table78">
        <table:table-columns>
          <table:table-column table:style-name="TableColumn79"/>
        </table:table-columns>
        <table:table-row table:style-name="TableRow80">
          <table:table-cell table:style-name="TableCell81">
            <text:p text:style-name="P82">Nombre caso de prueba: CPCT1</text:p>
          </table:table-cell>
        </table:table-row>
        <table:table-row table:style-name="TableRow83">
          <table:table-cell table:style-name="TableCell84">
            <text:p text:style-name="P85">Tipo de prueba</text:p>
            <text:p text:style-name="TableContents"> </text:p>
            <text:p text:style-name="TableContents">Compara texto confirmación.</text:p>
          </table:table-cell>
        </table:table-row>
        <table:table-row table:style-name="TableRow86">
          <table:table-cell table:style-name="TableCell87">
            <text:p text:style-name="P88">Descripción</text:p>
            <text:p text:style-name="TableContents"> </text:p>
            <text:p text:style-name="TableContents">La página web debe permitir compara el mensaje del texto de confirmación de<text:s/>envío del formulario.</text:p>
          </table:table-cell>
        </table:table-row>
        <table:table-row table:style-name="TableRow89">
          <table:table-cell table:style-name="TableCell90">
            <text:p text:style-name="P91">Prerrequisitos</text:p>
            <text:p text:style-name="TableContents"> </text:p>
            <text:p text:style-name="TableContents">N/A </text:p>
          </table:table-cell>
        </table:table-row>
        <table:table-row table:style-name="TableRow92">
          <table:table-cell table:style-name="TableCell93">
            <text:p text:style-name="P94">Pasos</text:p>
            <text:p text:style-name="TableContents"> </text:p>
            <text:p text:style-name="TableContents">1. Cubrir el formulario.</text:p>
            <text:p text:style-name="TableContents">2. Realizar click en el texto de aceptar los términos.</text:p>
            <text:p text:style-name="TableContents">3. Realizar click en el botón enviar formulario.</text:p>
            <text:p text:style-name="TableContents">4. Compara el texto de confirmación que devuelve el<text:s/>formulario.</text:p>
            <text:p text:style-name="TableContents"> </text:p>
          </table:table-cell>
        </table:table-row>
        <table:table-row table:style-name="TableRow95">
          <table:table-cell table:style-name="TableCell96">
            <text:p text:style-name="P97">Resultado esperado</text:p>
            <text:p text:style-name="TableContents"> </text:p>
            <text:p text:style-name="TableContents">La página web debe permitir comparar el texto de confirmación que devuelve el envío del formulario.</text:p>
          </table:table-cell>
        </table:table-row>
        <table:table-row table:style-name="TableRow98">
          <table:table-cell table:style-name="TableCell99">
            <text:p text:style-name="P100">Resultado Obtenido</text:p>
            <text:p text:style-name="P101"/>
            <text:p text:style-name="TableContents">La página web NO permite comparar<text:s/>el texto de confirmación (Tu mensaje ha sido enviado.), solamente permite comparar con la “x” de cierre que aparece para cerrar el mensaje de confirmación.</text:p>
          </table:table-cell>
        </table:table-row>
      </table:table>
      <text:p text:style-name="Textbody"/>
      <text:p text:style-name="P102"/>
      <table:table table:style-name="Table103">
        <table:table-columns>
          <table:table-column table:style-name="TableColumn104"/>
        </table:table-columns>
        <table:table-row table:style-name="TableRow105">
          <table:table-cell table:style-name="TableCell106">
            <text:soft-page-break/>
            <text:p text:style-name="P107">Nombre caso de prueba: CPMN1</text:p>
          </table:table-cell>
        </table:table-row>
        <table:table-row table:style-name="TableRow108">
          <table:table-cell table:style-name="TableCell109">
            <text:p text:style-name="P110">Tipo de prueba</text:p>
            <text:p text:style-name="TableContents"> </text:p>
            <text:p text:style-name="TableContents">Modifica unidades del carrito</text:p>
          </table:table-cell>
        </table:table-row>
        <table:table-row table:style-name="TableRow111">
          <table:table-cell table:style-name="TableCell112">
            <text:p text:style-name="P113">Descripción</text:p>
            <text:p text:style-name="TableContents"> </text:p>
            <text:p text:style-name="TableContents">La página web debe permitir<text:s/>eligir el número de unidades del carrito.</text:p>
          </table:table-cell>
        </table:table-row>
        <table:table-row table:style-name="TableRow114">
          <table:table-cell table:style-name="TableCell115">
            <text:p text:style-name="P116">Prerrequisitos</text:p>
            <text:p text:style-name="TableContents"> </text:p>
            <text:p text:style-name="TableContents">N/A </text:p>
          </table:table-cell>
        </table:table-row>
        <table:table-row table:style-name="TableRow117">
          <table:table-cell table:style-name="TableCell118">
            <text:p text:style-name="P119">Pasos</text:p>
            <text:p text:style-name="TableContents"> </text:p>
            <text:p text:style-name="TableContents">Ingresar el número de unidades del carrito.</text:p>
            <text:p text:style-name="TableContents"> </text:p>
          </table:table-cell>
        </table:table-row>
        <table:table-row table:style-name="TableRow120">
          <table:table-cell table:style-name="TableCell121">
            <text:p text:style-name="P122">Resultado esperado</text:p>
            <text:p text:style-name="TableContents"> </text:p>
            <text:p text:style-name="TableContents">Las unidades se modifican OK</text:p>
          </table:table-cell>
        </table:table-row>
        <table:table-row table:style-name="TableRow123">
          <table:table-cell table:style-name="TableCell124">
            <text:p text:style-name="P125">Resultado Obtenido</text:p>
            <text:p text:style-name="P126"/>
            <text:p text:style-name="TableContents">La página web NO<text:s/>modifca las unidades correctamente, añade el número insertado a la unidad por defecto.</text:p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ejandro Rodriguez</dc:creator>
    <meta:creation-date>2024-02-15T09:41:00Z</meta:creation-date>
    <dc:date>2024-02-17T21:40:00Z</dc:date>
    <meta:template xlink:href="Normal.dotm" xlink:type="simple"/>
    <meta:editing-cycles>3</meta:editing-cycles>
    <meta:editing-duration>PT1620S</meta:editing-duration>
    <meta:document-statistic meta:page-count="5" meta:paragraph-count="4" meta:word-count="383" meta:character-count="2487" meta:row-count="17" meta:non-whitespace-character-count="2108"/>
  </office:meta>
</office:document-meta>
</file>